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9be9d" officeooo:paragraph-rsid="0019be9d" style:font-size-asian="24pt" style:font-size-complex="24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1cebb0" officeooo:paragraph-rsid="001cebb0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214c36" officeooo:paragraph-rsid="00214c36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22e512" officeooo:paragraph-rsid="0022e512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37bdf1" officeooo:paragraph-rsid="0037bdf1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2456d5" officeooo:paragraph-rsid="002456d5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38e50f" officeooo:paragraph-rsid="0038e50f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296b00" officeooo:paragraph-rsid="00296b0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296b00" officeooo:paragraph-rsid="0030dc7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296b00" officeooo:paragraph-rsid="0035e57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29e6de" officeooo:paragraph-rsid="0029e6d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29e6de" officeooo:paragraph-rsid="0030dc7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2d02bc" officeooo:paragraph-rsid="002d02b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paragraph-rsid="0030dc78"/>
    </style:style>
    <style:style style:name="P15" style:family="paragraph" style:parent-style-name="Text_20_body">
      <style:text-properties officeooo:rsid="004387f7" officeooo:paragraph-rsid="004387f7"/>
    </style:style>
    <style:style style:name="P16" style:family="paragraph" style:parent-style-name="Text_20_body">
      <style:text-properties officeooo:rsid="0043cbbf" officeooo:paragraph-rsid="004760f8"/>
    </style:style>
    <style:style style:name="P17" style:family="paragraph" style:parent-style-name="Text_20_body">
      <style:text-properties officeooo:rsid="0047a29b" officeooo:paragraph-rsid="004f367b"/>
    </style:style>
    <style:style style:name="P18" style:family="paragraph" style:parent-style-name="Text_20_body">
      <style:text-properties officeooo:rsid="0050a957" officeooo:paragraph-rsid="0050a957"/>
    </style:style>
    <style:style style:name="P19" style:family="paragraph" style:parent-style-name="Standard">
      <style:paragraph-properties fo:text-align="justify" style:justify-single-word="false"/>
      <style:text-properties fo:font-size="12pt" officeooo:rsid="002103bd" officeooo:paragraph-rsid="0057fd29" style:font-size-asian="12pt" style:font-size-complex="12pt"/>
    </style:style>
    <style:style style:name="P20" style:family="paragraph" style:parent-style-name="Heading_20_2">
      <style:text-properties officeooo:rsid="0047a29b" officeooo:paragraph-rsid="0047a29b"/>
    </style:style>
    <style:style style:name="T1" style:family="text">
      <style:text-properties officeooo:rsid="001e32c5"/>
    </style:style>
    <style:style style:name="T2" style:family="text">
      <style:text-properties officeooo:rsid="001eaca5"/>
    </style:style>
    <style:style style:name="T3" style:family="text">
      <style:text-properties officeooo:rsid="00260b2c"/>
    </style:style>
    <style:style style:name="T4" style:family="text">
      <style:text-properties officeooo:rsid="0029e6de"/>
    </style:style>
    <style:style style:name="T5" style:family="text">
      <style:text-properties officeooo:rsid="002c72be"/>
    </style:style>
    <style:style style:name="T6" style:family="text">
      <style:text-properties fo:font-size="12pt" fo:font-weight="normal" officeooo:rsid="0029e6de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34f398" style:font-size-asian="12pt" style:font-weight-asian="normal" style:font-size-complex="12pt" style:font-weight-complex="normal"/>
    </style:style>
    <style:style style:name="T8" style:family="text">
      <style:text-properties fo:font-size="12pt" officeooo:rsid="003ae4f9" style:font-size-asian="12pt" style:font-size-complex="12pt"/>
    </style:style>
    <style:style style:name="T9" style:family="text">
      <style:text-properties officeooo:rsid="0030dc78"/>
    </style:style>
    <style:style style:name="T10" style:family="text">
      <style:text-properties officeooo:rsid="003ae4f9"/>
    </style:style>
    <style:style style:name="T11" style:family="text">
      <style:text-properties officeooo:rsid="003b01a2"/>
    </style:style>
    <style:style style:name="T12" style:family="text">
      <style:text-properties officeooo:rsid="003ea81a"/>
    </style:style>
    <style:style style:name="T13" style:family="text">
      <style:text-properties officeooo:rsid="0041a9ac"/>
    </style:style>
    <style:style style:name="T14" style:family="text">
      <style:text-properties officeooo:rsid="004760f8"/>
    </style:style>
    <style:style style:name="T15" style:family="text">
      <style:text-properties officeooo:rsid="00497175"/>
    </style:style>
    <style:style style:name="T16" style:family="text">
      <style:text-properties officeooo:rsid="004c1688"/>
    </style:style>
    <style:style style:name="T17" style:family="text">
      <style:text-properties officeooo:rsid="0057fd29"/>
    </style:style>
    <style:style style:name="gr1" style:family="graphic">
      <style:graphic-properties draw:textarea-horizontal-align="justify" draw:textarea-vertical-align="middle" draw:auto-grow-height="false" fo:min-height="0.741cm" fo:min-width="0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tocollo Client – Server laserNotes</text:p>
      <text:p text:style-name="P1"/>
      <text:p text:style-name="P2">Release v.2015XXX – Prima versione del protocol<text:span text:style-name="T1">l</text:span>o</text:p>
      <text:p text:style-name="P2"/>
      <text:p text:style-name="P6">Indirizzo server: <text:span text:style-name="T3">localhost</text:span></text:p>
      <text:p text:style-name="P2">Porta di comunicazione: <text:span text:style-name="T2">52000</text:span></text:p>
      <text:p text:style-name="P5"/>
      <text:p text:style-name="P5">La comunicazione tra server e client avviene sulla base di un cookie e su richieste/risposte codificate in json.</text:p>
      <text:p text:style-name="P7">I dati vengono scambiati tramite l'utilizzo di socket. Le impostazioni per la creazione della socket sono riportate qui sopra.</text:p>
      <text:p text:style-name="P2"/>
      <text:h text:style-name="Heading_20_1" text:outline-level="1">COMUNICAZIONE <text:span text:style-name="T5">BASE</text:span></text:h>
      <text:p text:style-name="P13">(Solo la prima volta oppure tutte le volte che è necessario effettuare il login)</text:p>
      <text:p text:style-name="P8">CLIENT: <text:span text:style-name="T4">LOGIN</text:span></text:p>
      <text:p text:style-name="P11">SERVER: OK + COOKIE | NO</text:p>
      <text:p text:style-name="P11"><draw:custom-shape text:anchor-type="paragraph" draw:z-index="0" draw:style-name="gr1" svg:width="0.927cm" svg:height="0.847cm" svg:x="1.515cm" svg:y="0.20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1"/>
      <text:p text:style-name="P9"/>
      <text:p text:style-name="P10">CLIENT: <text:span text:style-name="T9">COOKIE + GETALLNOTES </text:span></text:p>
      <text:p text:style-name="P14"><text:span text:style-name="T6">SERVER: </text:span><text:span text:style-name="T7">OK + NOTE</text:span></text:p>
      <text:p text:style-name="P14"/>
      <text:p text:style-name="P12"/>
      <text:h text:style-name="Heading_20_1" text:outline-level="1">COMANDI</text:h>
      <text:h text:style-name="Heading_20_2" text:outline-level="2">LOGIN</text:h>
      <text:p text:style-name="P19">CLIENT:{'sComando':”LOGIN”,<text:span text:style-name="T17">'</text:span>sUser<text:span text:style-name="T17">'</text:span>:”<text:a xlink:type="simple" xlink:href="mailto:luca.bertoni24@gmail.com" text:style-name="Internet_20_link" text:visited-style-name="Visited_20_Internet_20_Link">luca.bertoni24@gmail.com</text:a>”,<text:span text:style-name="T17">'sPassword'</text:span>:”<text:span text:style-name="T10">b9be11166d72e9e3ae7fd407165e4bd2</text:span>”}</text:p>
      <text:p text:style-name="P3">SERVER: {'sRisultato':”OK”, <text:span text:style-name="T11">sCookie:””} </text:span>| {'sRisultato':”NO”}</text:p>
      <text:p text:style-name="P3"><text:tab/></text:p>
      <text:h text:style-name="Heading_20_2" text:outline-level="2">LOGOUT</text:h>
      <text:p text:style-name="P15">CLIENT: {'sComando':”LOGOUT”, sCookie: “”}</text:p>
      <text:p text:style-name="P16">SERVER: {'sRisultato'<text:span text:style-name="T14">: “OK”</text:span>} <text:span text:style-name="T14">| </text:span>{'sRisultato'<text:span text:style-name="T14">: “NO”</text:span>}</text:p>
      <text:h text:style-name="P20" text:outline-level="2">ADDUSER</text:h>
      <text:p text:style-name="P17">CLIENT: {<text:span text:style-name="T15">'</text:span>sComando<text:span text:style-name="T15">'</text:span>: “addUser”, <text:span text:style-name="T16">'aUtente':{'sNome':'Luca',sCognome:'Bertoni','sEmail':</text:span><text:a xlink:type="simple" xlink:href="mailto:'luca.bertoni24@gmail.com" text:style-name="Internet_20_link" text:visited-style-name="Visited_20_Internet_20_Link"><text:span text:style-name="T16">'luca.bertoni24@gmail.com</text:span></text:a><text:span text:style-name="T16">','sUsername':'lucabertoni','</text:span><text:soft-page-break/><text:span text:style-name="T16">sPassword':'</text:span><text:span text:style-name="T8">b9be11166d72e9e3ae7fd407165e4bd2</text:span><text:span text:style-name="T16">','nLivello':1}</text:span>}</text:p>
      <text:p text:style-name="P18">SERVER: {'sRisultato':'OK'} | {'sRisultato':'NO'}</text:p>
      <text:h text:style-name="Heading_20_2" text:outline-level="2">GETALLNOTES</text:h>
      <text:p text:style-name="P4">CLIENT: {'sComando':”getAllNotes”, <text:span text:style-name="T12">sCookie: “”</text:span>}</text:p>
      <text:p text:style-name="P4"><text:span text:style-name="T13">SERVER</text:span>: {'sRisultato':”OK”,{1:”Nota numero 1”,...}} | {'sRisultato':”NO”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15:51:38.431560742</meta:creation-date>
    <meta:generator>LibreOffice/4.3.3.2$Linux_X86_64 LibreOffice_project/430m0$Build-2</meta:generator>
    <dc:date>2015-10-29T14:30:44.794119518</dc:date>
    <meta:editing-duration>PT1H23M18S</meta:editing-duration>
    <meta:editing-cycles>63</meta:editing-cycles>
    <meta:document-statistic meta:table-count="0" meta:image-count="0" meta:object-count="0" meta:page-count="2" meta:paragraph-count="26" meta:word-count="125" meta:character-count="1230" meta:non-whitespace-character-count="1126"/>
  </office:meta>
</office:document-meta>
</file>